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2c0aa" officeooo:paragraph-rsid="0002c0aa"/>
    </style:style>
    <style:style style:name="P2" style:family="paragraph" style:parent-style-name="Preformatted_20_Text" style:list-style-name="L1">
      <style:text-properties officeooo:rsid="0002c0aa" officeooo:paragraph-rsid="0002c0aa"/>
    </style:style>
    <style:style style:name="P3" style:family="paragraph" style:parent-style-name="Preformatted_20_Text" style:list-style-name="L1">
      <style:text-properties officeooo:paragraph-rsid="0002c0aa"/>
    </style:style>
    <style:style style:name="T1" style:family="text">
      <style:text-properties officeooo:rsid="0002c0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4028585365353047" text:style-name="L1">
        <text:list-item>
          <text:p text:style-name="P3"><text:span text:style-name="T1">Client side Java on phone</text:span></text:p>
        </text:list-item>
        <text:list-item>
          <text:p text:style-name="P2">Connection with Database (using python?)</text:p>
        </text:list-item>
        <text:list-item>
          <text:p text:style-name="P2">Ports on server</text:p>
        </text:list-item>
        <text:list-item>
          <text:p text:style-name="P2">Determine if we are going to code for the server or if we want to demo with computers (ATT wifi may be all that is available)</text:p>
        </text:list-item>
        <text:list-item>
          <text:p text:style-name="P2">Poster</text:p>
        </text:list-item>
        <text:list-item>
          <text:p text:style-name="P2">Final Report</text:p>
        </text:list-item>
        <text:list-item>
          <text:p text:style-name="P2">Machine Learning in Python</text:p>
        </text:list-item>
        <text:list-item>
          <text:p text:style-name="P2">Correction of stt by user</text:p>
        </text:list-item>
        <text:list-item>
          <text:p text:style-name="P2">gui of stt correction by user</text:p>
        </text:list-item>
        <text:list-item>
          <text:p text:style-name="P2">addition of additional tables to sql database for the machine learning algorithm</text:p>
        </text:list-item>
        <text:list-item>
          <text:p text:style-name="P2">conversion of phone file to wav file</text:p>
        </text:list-item>
        <text:list-item>
          <text:p text:style-name="P2">website update?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14:11:11.789223938</dc:date>
    <meta:editing-duration>PT7M35S</meta:editing-duration>
    <meta:editing-cycles>1</meta:editing-cycles>
    <meta:document-statistic meta:table-count="0" meta:image-count="0" meta:object-count="0" meta:page-count="1" meta:paragraph-count="13" meta:word-count="91" meta:character-count="464" meta:non-whitespace-character-count="398"/>
    <meta:generator>LibreOffice/4.4.1.2$Linux_X86_64 LibreOffice_project/45e2de17089c24a1fa810c8f975a7171ba4cd432</meta:generator>
  </office:meta>
</office:document-meta>
</file>